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square" draw:fill="none" draw:fill-color="#ffff99" loext:fill-use-slide-background="false" draw:opacity="50%" draw:textarea-horizontal-align="justify" draw:textarea-vertical-align="middle" draw:auto-grow-height="false" fo:min-height="0.75cm" fo:min-width="0.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top" fo:padding-top="0.003cm" fo:padding-bottom="0.503cm" fo:padding-left="0.003cm" fo:padding-right="0.003cm" text:animation-delay="P0D"/>
    </style:style>
    <style:style style:name="gr5" style:family="graphic" style:parent-style-name="standard">
      <style:graphic-properties svg:stroke-width="0.035cm" svg:stroke-color="#000000" draw:marker-start-width="0.252cm" svg:stroke-linecap="square" draw:fill="none" draw:fill-color="#ffff99" loext:fill-use-slide-background="false" draw:opacity="50%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loext:fill-use-slide-background="false" draw:textarea-vertical-align="middle" fo:padding-top="0.017cm" fo:padding-bottom="1.017cm" fo:padding-left="0.767cm" fo:padding-right="0.7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2cm"/>
      <style:paragraph-properties style:writing-mode="lr-tb"/>
    </style:style>
    <style:style style:name="P1" style:family="paragraph">
      <loext:graphic-properties draw:fill="none" draw:fill-color="#ffff99" draw:opacity="50%"/>
      <style:paragraph-properties fo:text-align="center"/>
      <style:text-properties style:font-name="Latin Modern Roman" fo:font-size="12pt"/>
    </style:style>
    <style:style style:name="P2" style:family="paragraph">
      <loext:graphic-properties draw:fill="none"/>
      <style:paragraph-properties fo:text-align="center"/>
      <style:text-properties style:font-name="Latin Modern Roman" fo:font-size="12pt"/>
    </style:style>
    <style:style style:name="P3" style:family="paragraph">
      <loext:graphic-properties draw:fill="none"/>
      <style:paragraph-properties fo:text-align="start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end"/>
      <style:text-properties style:font-name="Latin Modern Roman" fo:font-size="12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Latin Modern Roman" fo:font-size="12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g draw:style-name="gr1" xml:id="id3" draw:id="id3">
          <draw:custom-shape draw:style-name="gr2" draw:text-style-name="P1" draw:layer="layout" svg:width="1cm" svg:height="1cm" svg:x="2.9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3cm" svg:y1="1.9cm" svg:x2="3.267cm" svg:y2="1.9cm">
              <text:p/>
            </draw:line>
            <draw:line draw:style-name="gr3" draw:text-style-name="P2" draw:layer="layout" svg:x1="3.267cm" svg:y1="1.9cm" svg:x2="3.534cm" svg:y2="2.7cm">
              <text:p/>
            </draw:line>
            <draw:line draw:style-name="gr3" draw:text-style-name="P2" draw:layer="layout" svg:x1="3.8cm" svg:y1="2.7cm" svg:x2="3.533cm" svg:y2="2.7cm">
              <text:p/>
            </draw:line>
          </draw:g>
        </draw:g>
        <draw:g draw:style-name="gr1" xml:id="id1" draw:id="id1">
          <draw:custom-shape draw:style-name="gr2" draw:text-style-name="P1" draw:layer="layout" svg:width="1cm" svg:height="1cm" svg:x="2.9cm" svg:y="0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3.8cm" svg:y1="0.4cm" svg:x2="3.533cm" svg:y2="0.4cm">
              <text:p/>
            </draw:line>
            <draw:line draw:style-name="gr3" draw:text-style-name="P2" draw:layer="layout" svg:x1="3.534cm" svg:y1="0.4cm" svg:x2="3.267cm" svg:y2="1.2cm">
              <text:p/>
            </draw:line>
            <draw:line draw:style-name="gr3" draw:text-style-name="P2" draw:layer="layout" svg:x1="3cm" svg:y1="1.2cm" svg:x2="3.267cm" svg:y2="1.2cm">
              <text:p/>
            </draw:line>
          </draw:g>
        </draw:g>
        <draw:line draw:style-name="gr4" draw:text-style-name="P3" xml:id="id13" draw:id="id13" draw:layer="layout" svg:x1="0.1cm" svg:y1="0.8cm" svg:x2="2.9cm" svg:y2="0.8cm">
          <text:p/>
        </draw:line>
        <draw:g draw:style-name="gr1">
          <draw:custom-shape draw:style-name="gr5" draw:text-style-name="P1" xml:id="id2" draw:id="id2" draw:layer="layout" svg:width="1cm" svg:height="1cm" svg:x="4.9cm" svg:y="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4cm" svg:y1="0.4cm" svg:x2="5.4cm" svg:y2="1.2cm">
            <text:p/>
          </draw:line>
        </draw:g>
        <draw:connector draw:style-name="gr7" draw:text-style-name="P2" draw:layer="layout" svg:x1="3.9cm" svg:y1="0.8cm" svg:x2="4.9cm" svg:y2="0.8cm" draw:start-shape="id1" draw:start-glue-point="1" draw:end-shape="id2" draw:end-glue-point="6" svg:d="M3900 800h1000" svg:viewBox="0 0 1001 1">
          <text:p/>
        </draw:connector>
        <draw:line draw:style-name="gr8" draw:text-style-name="P4" draw:layer="layout" svg:x1="5.9cm" svg:y1="0.8cm" svg:x2="15.9cm" svg:y2="0.8cm">
          <text:p/>
        </draw:line>
        <draw:g draw:style-name="gr1" xml:id="id4" draw:id="id4">
          <draw:custom-shape draw:style-name="gr5" draw:text-style-name="P1" draw:layer="layout" svg:width="1cm" svg:height="1cm" svg:x="4.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5.4cm" svg:y1="1.9cm" svg:x2="5.4cm" svg:y2="2.7cm">
            <text:p/>
          </draw:line>
        </draw:g>
        <draw:connector draw:style-name="gr7" draw:text-style-name="P2" draw:layer="layout" svg:x1="3.9cm" svg:y1="2.3cm" svg:x2="4.9cm" svg:y2="2.3cm" draw:start-shape="id3" draw:start-glue-point="1" draw:end-shape="id4" draw:end-glue-point="3" svg:d="M3900 2300h1000" svg:viewBox="0 0 1001 1">
          <text:p/>
        </draw:connector>
        <draw:g draw:style-name="gr1" xml:id="id7" draw:id="id7">
          <draw:custom-shape draw:style-name="gr2" draw:text-style-name="P1" draw:layer="layout" svg:width="1cm" svg:height="1cm" svg:x="6.9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7cm" svg:y1="3.4cm" svg:x2="7.267cm" svg:y2="3.4cm">
              <text:p/>
            </draw:line>
            <draw:line draw:style-name="gr3" draw:text-style-name="P2" draw:layer="layout" svg:x1="7.267cm" svg:y1="3.4cm" svg:x2="7.534cm" svg:y2="4.2cm">
              <text:p/>
            </draw:line>
            <draw:line draw:style-name="gr3" draw:text-style-name="P2" draw:layer="layout" svg:x1="7.8cm" svg:y1="4.2cm" svg:x2="7.533cm" svg:y2="4.2cm">
              <text:p/>
            </draw:line>
          </draw:g>
        </draw:g>
        <draw:g draw:style-name="gr1" xml:id="id5" draw:id="id5">
          <draw:custom-shape draw:style-name="gr2" draw:text-style-name="P1" draw:layer="layout" svg:width="1cm" svg:height="1cm" svg:x="6.9cm" svg:y="1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7.8cm" svg:y1="1.9cm" svg:x2="7.533cm" svg:y2="1.9cm">
              <text:p/>
            </draw:line>
            <draw:line draw:style-name="gr3" draw:text-style-name="P2" draw:layer="layout" svg:x1="7.534cm" svg:y1="1.9cm" svg:x2="7.267cm" svg:y2="2.7cm">
              <text:p/>
            </draw:line>
            <draw:line draw:style-name="gr3" draw:text-style-name="P2" draw:layer="layout" svg:x1="7cm" svg:y1="2.7cm" svg:x2="7.267cm" svg:y2="2.7cm">
              <text:p/>
            </draw:line>
          </draw:g>
        </draw:g>
        <draw:g draw:style-name="gr1">
          <draw:custom-shape draw:style-name="gr5" draw:text-style-name="P1" xml:id="id6" draw:id="id6" draw:layer="layout" svg:width="1cm" svg:height="1cm" svg:x="8.9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9.4cm" svg:y1="1.9cm" svg:x2="9.4cm" svg:y2="2.7cm">
            <text:p/>
          </draw:line>
        </draw:g>
        <draw:connector draw:style-name="gr7" draw:text-style-name="P2" draw:layer="layout" svg:x1="7.9cm" svg:y1="2.3cm" svg:x2="8.9cm" svg:y2="2.3cm" draw:start-shape="id5" draw:start-glue-point="1" draw:end-shape="id6" draw:end-glue-point="6" svg:d="M7900 2300h1000" svg:viewBox="0 0 1001 1">
          <text:p/>
        </draw:connector>
        <draw:g draw:style-name="gr1" xml:id="id8" draw:id="id8">
          <draw:custom-shape draw:style-name="gr5" draw:text-style-name="P1" draw:layer="layout" svg:width="1cm" svg:height="1cm" svg:x="8.9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9.4cm" svg:y1="3.4cm" svg:x2="9.4cm" svg:y2="4.2cm">
            <text:p/>
          </draw:line>
        </draw:g>
        <draw:connector draw:style-name="gr7" draw:text-style-name="P2" draw:layer="layout" svg:x1="7.9cm" svg:y1="3.8cm" svg:x2="8.9cm" svg:y2="3.8cm" draw:start-shape="id7" draw:start-glue-point="1" draw:end-shape="id8" draw:end-glue-point="3" svg:d="M7900 3800h1000" svg:viewBox="0 0 1001 1">
          <text:p/>
        </draw:connector>
        <draw:connector draw:style-name="gr7" draw:text-style-name="P2" draw:layer="layout" svg:x1="5.9cm" svg:y1="2.3cm" svg:x2="6.9cm" svg:y2="2.3cm" draw:start-shape="id4" draw:start-glue-point="1" draw:end-shape="id5" draw:end-glue-point="3" svg:d="M5900 2300h1000" svg:viewBox="0 0 1001 1">
          <text:p/>
        </draw:connector>
        <draw:line draw:style-name="gr8" draw:text-style-name="P5" draw:layer="layout" svg:x1="9.9cm" svg:y1="2.3cm" svg:x2="15.9cm" svg:y2="2.3cm">
          <text:p/>
        </draw:line>
        <draw:g draw:style-name="gr1" xml:id="id11" draw:id="id11">
          <draw:custom-shape draw:style-name="gr2" draw:text-style-name="P1" draw:layer="layout" svg:width="1cm" svg:height="1cm" svg:x="10.9cm" svg:y="4.8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11cm" svg:y1="4.9cm" svg:x2="11.267cm" svg:y2="4.9cm">
              <text:p/>
            </draw:line>
            <draw:line draw:style-name="gr3" draw:text-style-name="P2" draw:layer="layout" svg:x1="11.267cm" svg:y1="4.9cm" svg:x2="11.534cm" svg:y2="5.7cm">
              <text:p/>
            </draw:line>
            <draw:line draw:style-name="gr3" draw:text-style-name="P2" draw:layer="layout" svg:x1="11.8cm" svg:y1="5.7cm" svg:x2="11.533cm" svg:y2="5.7cm">
              <text:p/>
            </draw:line>
          </draw:g>
        </draw:g>
        <draw:g draw:style-name="gr1" xml:id="id9" draw:id="id9">
          <draw:custom-shape draw:style-name="gr2" draw:text-style-name="P1" draw:layer="layout" svg:width="1cm" svg:height="1cm" svg:x="10.9cm" svg:y="3.3cm">
            <text:p/>
            <draw:enhanced-geometry svg:viewBox="0 0 21600 21600" draw:type="rectangle" draw:enhanced-path="M 0 0 L 21600 0 21600 21600 0 21600 0 0 Z N"/>
          </draw:custom-shape>
          <draw:g>
            <draw:line draw:style-name="gr3" draw:text-style-name="P2" draw:layer="layout" svg:x1="11.8cm" svg:y1="3.4cm" svg:x2="11.533cm" svg:y2="3.4cm">
              <text:p/>
            </draw:line>
            <draw:line draw:style-name="gr3" draw:text-style-name="P2" draw:layer="layout" svg:x1="11.534cm" svg:y1="3.4cm" svg:x2="11.267cm" svg:y2="4.2cm">
              <text:p/>
            </draw:line>
            <draw:line draw:style-name="gr3" draw:text-style-name="P2" draw:layer="layout" svg:x1="11cm" svg:y1="4.2cm" svg:x2="11.267cm" svg:y2="4.2cm">
              <text:p/>
            </draw:line>
          </draw:g>
        </draw:g>
        <draw:g draw:style-name="gr1">
          <draw:custom-shape draw:style-name="gr5" draw:text-style-name="P1" xml:id="id10" draw:id="id10" draw:layer="layout" svg:width="1cm" svg:height="1cm" svg:x="12.9cm" svg:y="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3.4cm" svg:y1="3.4cm" svg:x2="13.4cm" svg:y2="4.2cm">
            <text:p/>
          </draw:line>
        </draw:g>
        <draw:connector draw:style-name="gr7" draw:text-style-name="P2" draw:layer="layout" svg:x1="11.9cm" svg:y1="3.8cm" svg:x2="12.9cm" svg:y2="3.8cm" draw:start-shape="id9" draw:start-glue-point="1" draw:end-shape="id10" draw:end-glue-point="6" svg:d="M11900 3800h1000" svg:viewBox="0 0 1001 1">
          <text:p/>
        </draw:connector>
        <draw:g draw:style-name="gr1" xml:id="id12" draw:id="id12">
          <draw:custom-shape draw:style-name="gr5" draw:text-style-name="P1" draw:layer="layout" svg:width="1cm" svg:height="1cm" svg:x="12.9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3.4cm" svg:y1="4.9cm" svg:x2="13.4cm" svg:y2="5.7cm">
            <text:p/>
          </draw:line>
        </draw:g>
        <draw:connector draw:style-name="gr7" draw:text-style-name="P2" draw:layer="layout" svg:x1="11.9cm" svg:y1="5.3cm" svg:x2="12.9cm" svg:y2="5.3cm" draw:start-shape="id11" draw:start-glue-point="1" draw:end-shape="id12" draw:end-glue-point="3" svg:d="M11900 5300h1000" svg:viewBox="0 0 1001 1">
          <text:p/>
        </draw:connector>
        <draw:line draw:style-name="gr8" draw:text-style-name="P5" draw:layer="layout" svg:x1="13.9cm" svg:y1="3.8cm" svg:x2="15.9cm" svg:y2="3.8cm">
          <text:p/>
        </draw:line>
        <draw:connector draw:style-name="gr7" draw:text-style-name="P2" draw:layer="layout" svg:x1="9.9cm" svg:y1="3.8cm" svg:x2="10.9cm" svg:y2="3.8cm" draw:start-shape="id8" draw:start-glue-point="1" draw:end-shape="id9" draw:end-glue-point="3" svg:d="M9900 3800h1000" svg:viewBox="0 0 1001 1">
          <text:p/>
        </draw:connector>
        <draw:line draw:style-name="gr8" draw:text-style-name="P5" draw:layer="layout" svg:x1="13.9cm" svg:y1="5.3cm" svg:x2="15.9cm" svg:y2="5.3cm">
          <text:p/>
        </draw:line>
        <draw:connector draw:style-name="gr7" draw:text-style-name="P2" draw:layer="layout" svg:x1="1.5cm" svg:y1="0.8cm" svg:x2="2.9cm" svg:y2="2.3cm" draw:start-shape="id13" draw:start-glue-point="0" draw:end-shape="id3" draw:end-glue-point="3" svg:d="M1500 800v1500h1400" svg:viewBox="0 0 1401 1501">
          <text:p/>
        </draw:connector>
        <draw:line draw:style-name="gr3" draw:text-style-name="P2" xml:id="id15" draw:id="id15" draw:layer="layout" svg:x1="6.2cm" svg:y1="2.3cm" svg:x2="6.2cm" svg:y2="3.8cm">
          <text:p/>
        </draw:line>
        <draw:line draw:style-name="gr9" draw:text-style-name="P2" xml:id="id14" draw:id="id14" draw:layer="layout" svg:x1="10.2cm" svg:y1="3.8cm" svg:x2="10.2cm" svg:y2="5.3cm">
          <text:p/>
        </draw:line>
        <draw:connector draw:style-name="gr7" draw:text-style-name="P2" draw:layer="layout" svg:x1="10.2cm" svg:y1="5.3cm" svg:x2="10.9cm" svg:y2="5.3cm" draw:start-shape="id14" draw:start-glue-point="2" draw:end-shape="id11" draw:end-glue-point="3" svg:d="M10200 5300h700" svg:viewBox="0 0 701 1">
          <text:p/>
        </draw:connector>
        <draw:connector draw:style-name="gr7" draw:text-style-name="P2" draw:layer="layout" svg:x1="6.2cm" svg:y1="3.8cm" svg:x2="6.9cm" svg:y2="3.8cm" draw:start-shape="id15" draw:start-glue-point="2" draw:end-shape="id7" draw:end-glue-point="3" svg:d="M6200 3800h700" svg:viewBox="0 0 701 1">
          <text:p/>
        </draw:connector>
        <draw:g>
          <svg:title>TexMaths</svg:title>
          <svg:desc>12§display§S_{0}§svg§600§TRUE§</svg:desc>
          <draw:path draw:style-name="gr10" draw:text-style-name="P6" draw:layer="layout" svg:width="0.248cm" svg:height="0.304cm" svg:x="0.204cm" svg:y="0.253cm" svg:viewBox="0 0 249 305" svg:d="M249 5c0-3-2-5-5-5s-3 0-7 6c-7 8-14 16-21 24-10-19-32-30-59-30-54 0-104 48-104 99 0 34 22 53 44 60 15 4 29 7 44 11 16 5 38 11 38 46 0 37-33 76-75 76-26 0-73-8-73-61 0-9 2-20 2-23 2-1 1-1 2-2 0-5-3-5-5-5s-4 0-5 1c-1 3-25 99-25 100 0 2 2 3 5 3 2 0 2 0 7-6 7-8 14-16 21-24 18 24 46 30 71 30 56 0 106-56 106-107 0-29-14-44-21-49-10-10-16-12-53-22-9-2-18-5-27-7-12-4-27-16-27-39 0-33 34-69 73-69 35 0 61 18 61 65 0 13-2 21-2 24 2 1 0 3 6 3 4 0 4-1 6-8 7-31 15-61 23-91z">
            <text:p/>
          </draw:path>
          <draw:path draw:style-name="gr10" draw:text-style-name="P6" draw:layer="layout" svg:width="0.135cm" svg:height="0.2cm" svg:x="0.454cm" svg:y="0.458cm" svg:viewBox="0 0 136 201" svg:d="M136 102c0-33-3-56-16-77-10-13-28-25-52-25-68 0-68 81-68 102s0 99 68 99 68-79 68-99zM110 98c0 22 0 43-4 61-6 28-26 34-38 34-13 0-31-9-37-33-4-16-4-40-4-62 0-21 0-44 4-61 6-23 25-29 37-29 16 0 31 10 37 27 4 15 5 37 5 63z">
            <text:p/>
          </draw:path>
        </draw:g>
        <draw:g>
          <svg:title>TexMaths</svg:title>
          <svg:desc>12§display§T_{1}§svg§600§TRUE§</svg:desc>
          <draw:path draw:style-name="gr10" draw:text-style-name="P6" draw:layer="layout" svg:width="0.285cm" svg:height="0.283cm" svg:x="14.8cm" svg:y="0.252cm" svg:viewBox="0 0 286 284" svg:d="M286 5c0-5-5-5-12-5-78 0-155 0-232 0-11 0-11 0-13 8-9 25-17 50-25 75-2 0-3 4-4 7 0 2 2 5 6 5s4-3 7-9c23-66 34-73 96-73 5 0 10 0 15 0 12 0 12 1 12 5 0 2-1 7-1 8-19 75-37 150-56 225-4 16-6 21-50 21-16 0-18 0-18 7 0 5 5 5 7 5 12 0 23 0 35 0 12-1 23-1 35-1s24 0 35 1c12 0 25 0 36 0 5 0 9 0 9-9 0-3-3-3-14-3s-15 0-26-1c-12-2-16-3-16-10 1-3 0-2 2-8 18-75 37-149 56-223 2-12 4-14 9-16 4-1 18-1 27-1 41 0 60 1 60 35 0 6-1 23-3 33 0 2-1 6-1 8s1 6 6 6c3 0 4-4 6-10 3-24 7-49 10-73 2-2 2-6 2-7z">
            <text:p/>
          </draw:path>
          <draw:path draw:style-name="gr10" draw:text-style-name="P6" draw:layer="layout" svg:width="0.105cm" svg:height="0.194cm" svg:x="15.068cm" svg:y="0.445cm" svg:viewBox="0 0 106 195" svg:d="M106 195c0-3 0-7 0-11-3 0-7 0-10 0-30 0-30-3-30-13 0-54 0-108 0-163 0-8 0-8-9-8-19 18-45 19-57 19 0 4 0 7 0 11 7 0 26 0 42-8 0 49 0 99 0 149 0 10 0 13-29 13-4 0-8 0-12 0 0 4 0 8 0 11 18 0 35-1 53-1 17 0 35 1 52 1z">
            <text:p/>
          </draw:path>
        </draw:g>
        <draw:g>
          <svg:title>TexMaths</svg:title>
          <svg:desc>12§display§T_{2}§svg§600§TRUE§</svg:desc>
          <draw:path draw:style-name="gr10" draw:text-style-name="P6" draw:layer="layout" svg:width="0.284cm" svg:height="0.283cm" svg:x="14.802cm" svg:y="1.751cm" svg:viewBox="0 0 285 284" svg:d="M285 5c0-5-4-5-11-5-77 0-155 0-232 0-11 0-11 0-14 8-9 25-17 50-26 75 0 2-1 4-2 7 0 2 2 5 6 5s4-3 7-9c22-66 34-73 95-73 5 0 11 0 16 0 12 0 12 1 12 5 0 2-1 7-2 8-19 75-37 150-56 225-4 16-5 21-49 21-16 0-18 0-18 7 0 5 5 5 7 5 12 0 23 0 35 0 12-1 24-1 36-1 11 0 23 0 34 1 12 0 24 0 36 0 4 0 10 0 10-9 0-3-4-3-15-3-10 0-15 0-27-1-12-2-16-3-16-10 1-3 0-2 3-8 18-75 36-149 55-223 3-12 5-14 9-16 5-1 18-1 27-1 43 0 62 1 62 35 0 6-2 23-4 33-1 2-1 6-1 8s1 6 5 6c5 0 5-4 6-10 4-24 8-49 12-73 0-2 0-6 0-7z">
            <text:p/>
          </draw:path>
          <draw:path draw:style-name="gr10" draw:text-style-name="P6" draw:layer="layout" svg:width="0.128cm" svg:height="0.194cm" svg:x="15.056cm" svg:y="1.944cm" svg:viewBox="0 0 129 195" svg:d="M129 141c-3 0-6 0-9 0-1 7-5 24-9 28-2 1-25 1-28 1-18 0-36 0-54 0 31-27 40-36 58-49 22-18 42-36 42-64 0-35-31-57-68-57s-61 25-61 53c0 14 12 16 16 16 7 0 15-4 15-15 0-6-2-16-18-16 10-21 30-27 43-27 30 0 45 23 45 46 0 26-18 46-28 57-24 23-47 46-71 69-2 4-2 4-2 12 40 0 81 0 121 0 3-18 5-36 8-54z">
            <text:p/>
          </draw:path>
        </draw:g>
        <draw:g>
          <svg:title>TexMaths</svg:title>
          <svg:desc>12§display§S_{3}§svg§600§TRUE§</svg:desc>
          <draw:path draw:style-name="gr10" draw:text-style-name="P6" draw:layer="layout" svg:width="0.248cm" svg:height="0.304cm" svg:x="14.8cm" svg:y="4.752cm" svg:viewBox="0 0 249 305" svg:d="M249 5c0-3-2-5-5-5s-3 0-7 6c-7 8-14 16-21 24-10-19-32-30-59-30-54 0-104 48-104 99 0 34 22 53 44 60 15 4 29 7 44 11 16 5 39 11 39 46 0 37-34 76-75 76-27 0-74-8-74-61 0-9 2-20 2-23 2-1 1-1 2-2 0-5-3-5-5-5-3 0-4 0-5 1-1 3-25 99-25 100 0 2 2 3 5 3 2 0 2 0 7-6 7-8 14-16 21-24 18 24 46 30 71 30 56 0 106-56 106-107 0-29-14-44-20-49-10-10-17-12-54-22-9-2-18-5-27-7-12-4-27-16-27-39 0-33 34-69 75-69 34 0 59 18 59 65 0 13-1 21-1 24 2 1 0 3 5 3 4 0 5-1 6-8 7-31 15-61 23-91z">
            <text:p/>
          </draw:path>
          <draw:path draw:style-name="gr10" draw:text-style-name="P6" draw:layer="layout" svg:width="0.134cm" svg:height="0.2cm" svg:x="15.051cm" svg:y="4.957cm" svg:viewBox="0 0 135 201" svg:d="M135 145c0-24-19-47-51-53 31-12 42-33 42-51 0-24-27-41-59-41s-57 16-57 40c0 9 6 15 14 15 9 0 15-7 15-15 0-9-6-15-15-15 11-13 31-17 42-17 13 0 32 6 32 33 0 12-5 25-12 34-10 11-18 12-32 14-9 0-9 0-10 0-1 1-3 1-3 4 0 4 2 4 8 4 5 0 10 0 16 0 22 0 39 16 39 48 0 36-22 47-38 47-12 0-39-4-50-21 14-1 16-11 16-17 0-9-7-15-15-15-9 0-17 5-17 17 0 27 31 45 66 45 40 0 69-27 69-56z">
            <text:p/>
          </draw:path>
        </draw:g>
        <draw:g>
          <svg:title>TexMaths</svg:title>
          <svg:desc>12§display§T_{3}§svg§600§TRUE§</svg:desc>
          <draw:path draw:style-name="gr10" draw:text-style-name="P6" draw:layer="layout" svg:width="0.284cm" svg:height="0.283cm" svg:x="14.802cm" svg:y="3.25cm" svg:viewBox="0 0 285 284" svg:d="M285 5c0-5-5-5-12-5-78 0-155 0-232 0-10 0-11 1-13 8-9 25-17 50-26 75-1 1-1 4-2 7 0 2 1 5 5 5 3 0 5-3 7-9 23-66 33-73 96-73 5 0 10 0 15 0 12 0 12 1 12 5 0 2-1 8-1 10-19 74-38 149-56 224-4 15-5 20-50 20-16 0-18 0-18 7 0 5 4 5 7 5 12 0 24 0 34 0 12-1 24-1 36-1s23 0 35 1c12 0 25 0 36 0 5 0 9 0 9-8 0-4-3-4-14-4s-15 0-26-1c-12-1-16-3-16-10 1-3 0-2 1-8 19-75 38-149 57-223 2-12 4-14 9-16 4-1 18-1 27-1 41 0 61 1 61 35 0 6-2 23-4 33 0 2-1 6-1 8 0 3 1 6 5 6s5-4 7-10c3-24 7-49 10-73 0-1 2-6 2-7z">
            <text:p/>
          </draw:path>
          <draw:path draw:style-name="gr10" draw:text-style-name="P6" draw:layer="layout" svg:width="0.134cm" svg:height="0.2cm" svg:x="15.052cm" svg:y="3.443cm" svg:viewBox="0 0 135 201" svg:d="M135 144c0-23-19-46-51-52 31-12 42-33 42-51 0-23-26-41-59-41s-57 16-57 40c0 9 6 15 14 15 9 0 15-7 15-15 0-9-6-15-15-15 11-13 31-17 42-17 13 0 31 8 31 33 0 12-4 25-11 34-9 11-18 12-33 14-8 0-8 0-9 0-1 1-3 1-3 4 0 4 2 4 7 4s11 0 17 0c22 0 39 16 39 47 0 37-21 48-38 48-12 0-38-4-50-21 14-1 16-10 16-16 0-10-7-16-15-16-9 0-17 5-17 17 0 27 31 45 66 45 40 0 69-27 69-57z">
            <text:p/>
          </draw:path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false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5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3.317cm" svg:x="1cm" svg:y="4.614cm"/>
      <draw:page-thumbnail draw:layer="backgroundobjects" svg:width="8.999cm" svg:height="3.317cm" svg:x="1cm" svg:y="13.19cm"/>
      <draw:page-thumbnail draw:layer="backgroundobjects" svg:width="8.999cm" svg:height="3.317cm" svg:x="1cm" svg:y="21.766cm"/>
      <draw:page-thumbnail draw:layer="backgroundobjects" svg:width="8.999cm" svg:height="3.317cm" svg:x="11cm" svg:y="4.614cm"/>
      <draw:page-thumbnail draw:layer="backgroundobjects" svg:width="8.999cm" svg:height="3.317cm" svg:x="11cm" svg:y="13.19cm"/>
      <draw:page-thumbnail draw:layer="backgroundobjects" svg:width="8.999cm" svg:height="3.317cm" svg:x="11cm" svg:y="21.766cm"/>
    </style:handout-master>
    <style:master-page style:name="Domyślnie" style:page-layout-name="PM1" draw:style-name="Mdp1">
      <draw:frame presentation:style-name="Domyślnie-title" draw:layer="backgroundobjects" svg:width="13.499cm" svg:height="1.001cm" svg:x="0.85cm" svg:y="0.339cm" presentation:class="title" presentation:placeholder="true">
        <draw:text-box/>
      </draw:frame>
      <draw:frame presentation:style-name="Domyślnie-outline1" draw:layer="backgroundobjects" svg:width="13.499cm" svg:height="3.478cm" svg:x="0.85cm" svg:y="1.504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18-08-02T17:55:24.668702160</meta:creation-date>
    <dc:date>2023-08-30T17:19:22.987962206</dc:date>
    <dc:creator>Łukasz Dróżdż</dc:creator>
    <meta:editing-duration>PT2H3M37S</meta:editing-duration>
    <meta:editing-cycles>26</meta:editing-cycles>
    <meta:generator>LibreOffice/7.5.5.2$Linux_X86_64 LibreOffice_project/50$Build-2</meta:generator>
    <meta:document-statistic meta:object-count="107"/>
  </office:meta>
</office:document-meta>
</file>